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bimon</text:p>
      <text:p text:style-name="P1"/>
      <text:list xml:id="list1499802935950103438" text:style-name="L1">
        <text:list-item>
          <text:p text:style-name="P3">A versão deste commit é apenas uma prova de conceito, que implementa:</text:p>
          <text:list>
            <text:list-item>
              <text:p text:style-name="P3">um radar, capaz de listar outros dispositivos próximo rodando Ubimon no <text:span text:style-name="T1">smartspace</text:span>, categorizando-os em jogador, estação de troca ou <text:span text:style-name="T1">gathering point</text:span>;</text:p>
            </text:list-item>
            <text:list-item>
              <text:p text:style-name="P3">interação com estações, permitindo acessar a estação para depositar e retirar ubimons;</text:p>
            </text:list-item>
            <text:list-item>
              <text:p text:style-name="P3">batalhas aleatórias no mundo, com os comandos de ataque, troca de ubimon, <text:span text:style-name="T1">auraball</text:span> (tentativa de captura) e fuga, incluindo as mensagens de vitória e derrota.</text:p>
            </text:list-item>
          </text:list>
        </text:list-item>
        <text:list-item>
          <text:p text:style-name="P3">A tétrade elementar do jogo está disponível no arquivo README.md, na raiz deste repositório.</text:p>
        </text:list-item>
        <text:list-item>
          <text:p text:style-name="P3">O jogo é composto por duas aplicações: um cliente, multiplataforma (testado em PC e Android), implementado em Unity + C#; e um servidor, implementado em java e que roda somente em PC, responsável por ser um centralizador de dados de dispositivos no <text:span text:style-name="T1">smartspace</text:span> e também serve como uma estação de troca.</text:p>
        </text:list-item>
        <text:list-item>
          <text:p text:style-name="P3">No lado do cliente, foram im plementados:</text:p>
          <text:list>
            <text:list-item>
              <text:p text:style-name="P3">um <text:span text:style-name="T1">port</text:span><text:span text:style-name="T2"> do </text:span><text:span text:style-name="T1">middleware</text:span><text:span text:style-name="T2"> para .Net, que permite a comunicação do jogo Unity com outros dispositivos uOS, utilizando uP; além do </text:span><text:span text:style-name="T1">MulticastRadar</text:span><text:span text:style-name="T2">;</text:span></text:p>
            </text:list-item>
            <text:list-item>
              <text:p text:style-name="P4">drivers:</text:p>
              <text:list>
                <text:list-item>
                  <text:p text:style-name="P3"><text:span text:style-name="T1">GlobalPositionDriver</text:span><text:span text:style-name="T2">, com os serviços:</text:span></text:p>
                  <text:list>
                    <text:list-item>
                      <text:p text:style-name="P3"><text:span text:style-name="T1">getPos</text:span><text:span text:style-name="T2">, serviço discreto que retorna uma tupla &lt;</text:span><text:span text:style-name="T1">latitude, longitude, delta&gt;</text:span><text:span text:style-name="T2">, latitude e longitude dados em graus, delta dado em metros;</text:span></text:p>
                    </text:list-item>
                    <text:list-item>
                      <text:p text:style-name="P3"><text:span text:style-name="T2">serviços </text:span><text:span text:style-name="T1">registerListener</text:span><text:span text:style-name="T2"> e </text:span><text:span text:style-name="T1">unregisterListener</text:span><text:span text:style-name="T2"> assíncronos para o evento </text:span><text:span text:style-name="T1">POS_CHANGE</text:span><text:span text:style-name="T2">, que notifica mudanças de posição, enviando os mesmos valores que </text:span><text:span text:style-name="T1">getPos</text:span><text:span text:style-name="T2">;</text:span></text:p>
                    </text:list-item>
                  </text:list>
                </text:list-item>
                <text:list-item>
                  <text:p text:style-name="P5">GoogleMapsDriver<text:span text:style-name="T2">, com os serviços:</text:span></text:p>
                  <text:list>
                    <text:list-item>
                      <text:p text:style-name="P5">updatePos<text:span text:style-name="T2">, serviço discreto que informa ao driver a posição global atual do dispositivo, passando os parâmetros </text:span>&lt;latitude,longitude&gt;<text:span text:style-name="T2"> em graus;</text:span></text:p>
                    </text:list-item>
                    <text:list-item>
                      <text:p text:style-name="P5">render<text:span text:style-name="T2">, que agenda uma atualização da textura de mapa no jogo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No lado do servidor, foram implementados:</text:p>
          <text:list>
            <text:list-item>
              <text:p text:style-name="P4">drivers:</text:p>
              <text:list>
                <text:list-item>
                  <text:p text:style-name="P5">PositionRegistryDriver<text:span text:style-name="T2">, com os serviços:</text:span></text:p>
                  <text:list>
                    <text:list-item>
                      <text:p text:style-name="P5"><text:soft-page-break/>checkIn (clientName, latitude, longitude, delta, metadata)<text:span text:style-name="T2">, que inicializa um cliente no registro global de posições, e retorna um </text:span>clientId<text:span text:style-name="T2"> para </text:span><text:span text:style-name="T2">chamadas subsequentes ao driver; se um cliente passar mais que 5 min (tempo configurável) sem atualizar seus dados junto ao servidor, ele é removido do registro e precisa fazer um novo </text:span>checkIn<text:span text:style-name="T2">;</text:span></text:p>
                    </text:list-item>
                    <text:list-item>
                      <text:p text:style-name="P5">update (clientId, latitude, longitude, delta, metadata)<text:span text:style-name="T2">, que atualiza os dados de um cliente no registro;</text:span></text:p>
                    </text:list-item>
                    <text:list-item>
                      <text:p text:style-name="P5">checkOut (clientId)<text:span text:style-name="T2">, que remove um cliente do registro;</text:span></text:p>
                    </text:list-item>
                    <text:list-item>
                      <text:p text:style-name="P5">listNeighbours (latitude, longitude, delta, range)<text:span text:style-name="T2">, que, dada uma posição global central e um raio de busca, lista todos os clientes registrados;</text:span></text:p>
                    </text:list-item>
                  </text:list>
                </text:list-item>
              </text:list>
            </text:list-item>
            <text:list-item>
              <text:p text:style-name="P4">serviços de aplicação (todos são relacionados à estação de troca):</text:p>
              <text:list>
                <text:list-item>
                  <text:p text:style-name="P5">enter(playerId)<text:span text:style-name="T2">, que admite um jogador na estação, desde que já não esteja sendo usada por outro jogador, se o jogador já houver previamente utilizado a estação, seus ubimon armazenados são carregados e mostrado, senão um novo registro é criado para o jogador;</text:span></text:p>
                </text:list-item>
                <text:list-item>
                  <text:p text:style-name="P5">leave()<text:span text:style-name="T2">, se houver algum jogador utilizando a estação, o retira e libera a estação para uso por outro jogador, esta operação é realizada automaticamente após 30 segundos de inatividade por parte do jogador;</text:span></text:p>
                </text:list-item>
                <text:list-item>
                  <text:p text:style-name="P5">cursorToLeft<text:span text:style-name="T2">, </text:span>cursorToRight<text:span text:style-name="T2">, </text:span>cursorToUp<text:span text:style-name="T2"> e </text:span>cursorToDown<text:span text:style-name="T2">, todos recebendo </text:span>playerId<text:span text:style-name="T2">, que, se possível, movem o cursor dentro da estação, para mudar a seleção atual;</text:span></text:p>
                </text:list-item>
                <text:list-item>
                  <text:p text:style-name="P5">peek(playerId)<text:span text:style-name="T2">, que retorna o ubimon atualmente selecionado na estação, caso haja algum selecionado, no parâmetro de resposta </text:span>ubimon<text:span text:style-name="T2">;</text:span></text:p>
                </text:list-item>
                <text:list-item>
                  <text:p text:style-name="P5">removeSelected(playerId)<text:span text:style-name="T2">, que remove da estação o ubimon atualmente selecionado;</text:span></text:p>
                </text:list-item>
                <text:list-item>
                  <text:p text:style-name="P5">store(playerId, ubimon)<text:span text:style-name="T2">, que deposita o ubimon informado na estação, desde que haja espaço disponível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45S</meta:editing-duration>
    <meta:editing-cycles>17</meta:editing-cycles>
    <meta:generator>OpenOffice/4.0.1$Win32 OpenOffice.org_project/401m5$Build-9714</meta:generator>
    <dc:date>2014-07-18T09:17:26.73</dc:date>
    <meta:document-statistic meta:table-count="0" meta:image-count="0" meta:object-count="0" meta:page-count="2" meta:paragraph-count="30" meta:word-count="528" meta:character-count="3387"/>
    <meta:user-defined meta:name="Info 1"/>
    <meta:user-defined meta:name="Info 2"/>
    <meta:user-defined meta:name="Info 3"/>
    <meta:user-defined meta:name="Info 4"/>
  </office:meta>
</office:document-meta>
</file>